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2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2</text:p>
          </table:table-cell>
          <table:table-cell table:style-name="ce3" office:value-type="string" calcext:value-type="string">
            <text:p>MLP PSO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2</text:p>
          </table:table-cell>
          <table:table-cell table:style-name="ce1"/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2</text:p>
          </table:table-cell>
          <table:table-cell table:style-name="ce1" office:value-type="string" calcext:value-type="string">
            <text:p>pca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2"/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office:value-type="percentage" office:value="0.7714" calcext:value-type="percentage">
            <text:p>77,14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/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2"/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/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2"/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/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/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2"/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/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/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2"/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/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/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2"/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/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21" calcext:value-type="float">
            <text:p>0,121</text:p>
          </table:table-cell>
          <table:table-cell/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2"/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/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07859" calcext:value-type="float">
            <text:p>0,07859</text:p>
          </table:table-cell>
          <table:table-cell/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2"/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/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/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2"/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/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/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2"/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/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/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/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7714" calcext:value-type="percentage">
            <text:p>77,14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1369" calcext:value-type="float">
            <text:p>0,221369</text:p>
          </table:table-cell>
          <table:table-cell table:style-name="ce1" table:number-columns-repeated="2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1"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/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/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/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/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/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/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/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/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/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/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/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/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/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/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/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/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/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/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/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3" office:value-type="percentage" office:value="0.1524" calcext:value-type="percentage">
            <text:p>15,24%</text:p>
          </table:table-cell>
          <table:table-cell table:style-name="ce3"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3" office:value-type="percentage" office:value="0.1657" calcext:value-type="percentage">
            <text:p>16,57%</text:p>
          </table:table-cell>
          <table:table-cell table:style-name="ce3" office:value-type="percentage" office:value="0.1747" calcext:value-type="percentage">
            <text:p>17,47%</text:p>
          </table:table-cell>
          <table:table-cell/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/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3" office:value-type="percentage" office:value="0.0514" calcext:value-type="percentage">
            <text:p>5,14%</text:p>
          </table:table-cell>
          <table:table-cell table:style-name="ce3" office:value-type="percentage" office:value="0.0788" calcext:value-type="percentage">
            <text:p>7,88%</text:p>
          </table:table-cell>
          <table:table-cell/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3" office:value-type="percentage" office:value="0.0857" calcext:value-type="percentage">
            <text:p>8,57%</text:p>
          </table:table-cell>
          <table:table-cell table:style-name="ce3" office:value-type="percentage" office:value="0.0826" calcext:value-type="percentage">
            <text:p>8,26%</text:p>
          </table:table-cell>
          <table:table-cell/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3" office:value-type="percentage" office:value="0.0895" calcext:value-type="percentage">
            <text:p>8,95%</text:p>
          </table:table-cell>
          <table:table-cell table:style-name="ce3" office:value-type="percentage" office:value="0.0246" calcext:value-type="percentage">
            <text:p>2,46%</text:p>
          </table:table-cell>
          <table:table-cell/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3" office:value-type="percentage" office:value="0.0886" calcext:value-type="percentage">
            <text:p>8,86%</text:p>
          </table:table-cell>
          <table:table-cell table:style-name="ce3" office:value-type="percentage" office:value="0.1227" calcext:value-type="percentage">
            <text:p>12,27%</text:p>
          </table:table-cell>
          <table:table-cell/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3" office:value-type="percentage" office:value="0.079" calcext:value-type="percentage">
            <text:p>7,90%</text:p>
          </table:table-cell>
          <table:table-cell table:style-name="ce3" office:value-type="percentage" office:value="0.0972" calcext:value-type="percentage">
            <text:p>9,72%</text:p>
          </table:table-cell>
          <table:table-cell/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3" office:value-type="percentage" office:value="0.0714" calcext:value-type="percentage">
            <text:p>7,14%</text:p>
          </table:table-cell>
          <table:table-cell table:style-name="ce3" office:value-type="percentage" office:value="0.11" calcext:value-type="percentage">
            <text:p>11,00%</text:p>
          </table:table-cell>
          <table:table-cell/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3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3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/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/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/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/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/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/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1005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614" calcext:value-type="percentage">
            <text:p>6,14%</text:p>
          </table:table-cell>
          <table:table-cell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/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362" calcext:value-type="percentage">
            <text:p>3,62%</text:p>
          </table:table-cell>
          <table:table-cell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/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/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/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/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9" office:value-type="percentage" office:value="0.0153" calcext:value-type="percentage">
            <text:p>1,53%</text:p>
          </table:table-cell>
          <table:table-cell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/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9" office:value-type="percentage" office:value="0.1038" calcext:value-type="percentage">
            <text:p>10,38%</text:p>
          </table:table-cell>
          <table:table-cell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9" office:value-type="percentage" office:value="0.0547" calcext:value-type="percentage">
            <text:p>5,47%</text:p>
          </table:table-cell>
          <table:table-cell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/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9" office:value-type="percentage" office:value="0.0545" calcext:value-type="percentage">
            <text:p>5,45%</text:p>
          </table:table-cell>
          <table:table-cell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/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/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961" calcext:value-type="percentage">
            <text:p>4,96%</text:p>
          </table:table-cell>
          <table:table-cell/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/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6655" calcext:value-type="float">
            <text:p>0,36655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/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/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/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/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/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/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/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1009"/>
        </table:table-row>
        <table:table-row table:style-name="ro1" table:number-rows-repeated="104846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07:55:21.284436487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10T09:50:36.162677528</dc:date>
    <meta:editing-duration>P10DT3H36M20S</meta:editing-duration>
    <meta:editing-cycles>1750</meta:editing-cycles>
    <meta:generator>LibreOffice/7.0.2.2$Linux_X86_64 LibreOffice_project/00$Build-2</meta:generator>
    <meta:document-statistic meta:table-count="1" meta:cell-count="1086" meta:object-count="0"/>
  </office:meta>
</office:document-meta>
</file>